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-0.101cm" fo:margin-right="-0.3cm" fo:text-indent="0cm" style:auto-text-indent="false" fo:background-color="transparent"/>
      <style:text-properties officeooo:paragraph-rsid="001faae9"/>
    </style:style>
    <style:style style:name="P2" style:family="paragraph" style:parent-style-name="Standard">
      <loext:graphic-properties draw:fill="none"/>
      <style:paragraph-properties fo:margin-left="-0.101cm" fo:margin-right="-0.3cm" fo:text-indent="0cm" style:auto-text-indent="false" fo:background-color="transparent"/>
      <style:text-properties style:font-name="Arial" officeooo:paragraph-rsid="001faae9"/>
    </style:style>
    <style:style style:name="P3" style:family="paragraph" style:parent-style-name="Standard">
      <loext:graphic-properties draw:fill="none"/>
      <style:paragraph-properties fo:margin-left="-0.101cm" fo:margin-right="-0.3cm" fo:text-indent="0cm" style:auto-text-indent="false" fo:background-color="transparent"/>
      <style:text-properties style:font-name="Arial" fo:font-size="10pt" officeooo:paragraph-rsid="001faae9" style:font-size-asian="10pt" style:font-size-complex="10pt"/>
    </style:style>
    <style:style style:name="P4" style:family="paragraph" style:parent-style-name="Standard">
      <loext:graphic-properties draw:fill="none"/>
      <style:paragraph-properties fo:margin-left="-0.101cm" fo:margin-right="-0.3cm" fo:text-indent="0cm" style:auto-text-indent="false" fo:background-color="transparent"/>
      <style:text-properties style:font-name="Arial" fo:font-size="10pt" officeooo:rsid="000ff9cb" officeooo:paragraph-rsid="001faae9" style:font-size-asian="8.75pt" style:font-size-complex="10pt"/>
    </style:style>
    <style:style style:name="P5" style:family="paragraph">
      <style:paragraph-properties fo:text-align="center"/>
    </style:style>
    <style:style style:name="P6" style:family="paragraph" style:parent-style-name="Standard">
      <loext:graphic-properties draw:fill="none"/>
      <style:paragraph-properties fo:margin-left="-0.101cm" fo:margin-right="-0.3cm" fo:text-indent="0cm" style:auto-text-indent="false" fo:background-color="transparent"/>
      <style:text-properties style:font-name="Arial" fo:font-size="10pt" officeooo:rsid="000ff9cb" officeooo:paragraph-rsid="001faae9" style:font-size-asian="10pt" style:font-size-complex="10pt"/>
    </style:style>
    <style:style style:name="P7" style:family="paragraph" style:parent-style-name="Standard">
      <loext:graphic-properties draw:fill="none"/>
      <style:paragraph-properties fo:margin-left="-0.101cm" fo:margin-right="-0.3cm" fo:text-indent="0cm" style:auto-text-indent="false" fo:background-color="transparent"/>
      <style:text-properties style:font-name="Arial" officeooo:rsid="000ae927" officeooo:paragraph-rsid="001faae9"/>
    </style:style>
    <style:style style:name="P8" style:family="paragraph" style:parent-style-name="Standard">
      <loext:graphic-properties draw:fill="none"/>
      <style:paragraph-properties fo:margin-left="-0.101cm" fo:margin-right="-0.3cm" fo:text-indent="0cm" style:auto-text-indent="false" fo:background-color="transparent"/>
      <style:text-properties style:font-name="Arial" fo:font-size="10pt" officeooo:rsid="000ff9cb" officeooo:paragraph-rsid="002b9092" style:font-size-asian="8.75pt" style:font-size-complex="10pt"/>
    </style:style>
    <style:style style:name="P9" style:family="paragraph" style:parent-style-name="Standard">
      <loext:graphic-properties draw:fill="none"/>
      <style:paragraph-properties fo:margin-left="-0.101cm" fo:margin-right="-0.3cm" fo:text-indent="0cm" style:auto-text-indent="false" fo:background-color="transparent"/>
      <style:text-properties style:font-name="Arial" fo:font-size="10pt" officeooo:rsid="000ff9cb" officeooo:paragraph-rsid="0028c428" style:font-size-asian="8.75pt" style:font-size-complex="10pt"/>
    </style:style>
    <style:style style:name="P10" style:family="paragraph" style:parent-style-name="Standard">
      <loext:graphic-properties draw:fill="none"/>
      <style:paragraph-properties fo:margin-left="-0.101cm" fo:margin-right="-0.3cm" fo:text-indent="0cm" style:auto-text-indent="false" fo:background-color="transparent"/>
      <style:text-properties style:font-name="Arial" fo:font-size="12pt" officeooo:rsid="000ff9cb" officeooo:paragraph-rsid="001faae9" style:font-size-asian="10.5pt" style:font-size-complex="12pt"/>
    </style:style>
    <style:style style:name="P11" style:family="paragraph" style:parent-style-name="Standard">
      <style:text-properties style:font-name="Arial" fo:font-size="10pt" officeooo:rsid="000ff9cb" officeooo:paragraph-rsid="001faae9" style:font-size-asian="8.75pt" style:font-size-complex="10pt"/>
    </style:style>
    <style:style style:name="P12" style:family="paragraph" style:parent-style-name="Standard">
      <loext:graphic-properties draw:fill="none"/>
      <style:paragraph-properties fo:margin-left="-0.101cm" fo:margin-right="-0.3cm" fo:text-indent="0cm" style:auto-text-indent="false" fo:background-color="transparent"/>
      <style:text-properties style:font-name="Arial" fo:font-size="12pt" fo:font-weight="normal" officeooo:rsid="000ff9cb" officeooo:paragraph-rsid="001faae9" style:font-size-asian="10.5pt" style:font-weight-asian="normal" style:font-size-complex="12pt" style:font-weight-complex="normal"/>
    </style:style>
    <style:style style:name="P13" style:family="paragraph" style:parent-style-name="Standard">
      <loext:graphic-properties draw:fill="none"/>
      <style:paragraph-properties fo:margin-left="-0.101cm" fo:margin-right="-0.3cm" fo:text-indent="0cm" style:auto-text-indent="false" fo:background-color="transparent"/>
      <style:text-properties style:font-name="Arial" fo:font-size="10pt" fo:font-weight="normal" officeooo:rsid="00229bfb" officeooo:paragraph-rsid="001faae9" style:font-size-asian="10pt" style:font-weight-asian="normal" style:font-size-complex="10pt" style:font-weight-complex="normal"/>
    </style:style>
    <style:style style:name="P14" style:family="paragraph" style:parent-style-name="Standard">
      <style:text-properties style:font-name="Arial" fo:font-size="10pt" officeooo:rsid="000ff9cb" officeooo:paragraph-rsid="002022f5" style:font-size-asian="8.75pt" style:font-size-complex="10pt"/>
    </style:style>
    <style:style style:name="P15" style:family="paragraph" style:parent-style-name="Standard">
      <loext:graphic-properties draw:fill="none"/>
      <style:paragraph-properties fo:margin-left="-0.101cm" fo:margin-right="-0.3cm" fo:text-indent="0cm" style:auto-text-indent="false" fo:background-color="transparent"/>
      <style:text-properties style:font-name="Arial" fo:font-size="12pt" officeooo:rsid="000ff9cb" officeooo:paragraph-rsid="002022f5" style:font-size-asian="10.5pt" style:font-size-complex="12pt"/>
    </style:style>
    <style:style style:name="P16" style:family="paragraph" style:parent-style-name="Standard">
      <loext:graphic-properties draw:fill="none"/>
      <style:paragraph-properties fo:margin-left="-0.101cm" fo:margin-right="-0.3cm" fo:text-indent="0cm" style:auto-text-indent="false" fo:background-color="transparent"/>
      <style:text-properties style:font-name="Arial" fo:font-size="10pt" officeooo:rsid="000ff9cb" officeooo:paragraph-rsid="002022f5" style:font-size-asian="8.75pt" style:font-size-complex="10pt"/>
    </style:style>
    <style:style style:name="P17" style:family="paragraph" style:parent-style-name="Standard">
      <loext:graphic-properties draw:fill="none"/>
      <style:paragraph-properties fo:margin-left="-0.101cm" fo:margin-right="-0.3cm" fo:text-indent="0cm" style:auto-text-indent="false" fo:background-color="transparent"/>
      <style:text-properties style:font-name="Arial" fo:font-size="12pt" fo:font-weight="normal" officeooo:rsid="000ff9cb" officeooo:paragraph-rsid="002022f5" style:font-size-asian="10.5pt" style:font-weight-asian="normal" style:font-size-complex="12pt" style:font-weight-complex="normal"/>
    </style:style>
    <style:style style:name="P18" style:family="paragraph" style:parent-style-name="Standard">
      <loext:graphic-properties draw:fill="none"/>
      <style:paragraph-properties fo:margin-left="-0.101cm" fo:margin-right="-0.3cm" fo:text-indent="0cm" style:auto-text-indent="false" fo:background-color="transparent"/>
      <style:text-properties style:font-name="Arial" fo:font-size="10pt" style:text-underline-style="none" fo:font-weight="normal" officeooo:rsid="00222228" officeooo:paragraph-rsid="002022f5" style:font-size-asian="10pt" style:font-weight-asian="normal" style:font-size-complex="10pt" style:font-weight-complex="normal"/>
    </style:style>
    <style:style style:name="P19" style:family="paragraph" style:parent-style-name="Standard">
      <loext:graphic-properties draw:fill="none"/>
      <style:paragraph-properties fo:margin-left="-0.101cm" fo:margin-right="-0.3cm" fo:text-indent="0cm" style:auto-text-indent="false" fo:background-color="transparent"/>
      <style:text-properties style:font-name="Arial" fo:font-size="10pt" style:text-underline-style="none" fo:font-weight="normal" officeooo:rsid="00222228" officeooo:paragraph-rsid="0024fea8" style:font-size-asian="10pt" style:font-weight-asian="normal" style:font-size-complex="10pt" style:font-weight-complex="normal"/>
    </style:style>
    <style:style style:name="P20" style:family="paragraph" style:parent-style-name="Standard">
      <loext:graphic-properties draw:fill="none"/>
      <style:paragraph-properties fo:margin-left="-0.101cm" fo:margin-right="-0.3cm" fo:text-indent="0cm" style:auto-text-indent="false" fo:background-color="transparent"/>
      <style:text-properties style:font-name="Arial" fo:font-size="12pt" officeooo:rsid="000ff9cb" officeooo:paragraph-rsid="0024fea8" style:font-size-asian="10.5pt" style:font-size-complex="12pt"/>
    </style:style>
    <style:style style:name="P21" style:family="paragraph" style:parent-style-name="Standard">
      <loext:graphic-properties draw:fill="none"/>
      <style:paragraph-properties fo:margin-left="-0.101cm" fo:margin-right="-0.3cm" fo:text-indent="0cm" style:auto-text-indent="false" fo:background-color="transparent"/>
      <style:text-properties style:font-name="Arial" fo:font-size="10pt" officeooo:rsid="000ff9cb" officeooo:paragraph-rsid="0024fea8" style:font-size-asian="8.75pt" style:font-size-complex="10pt"/>
    </style:style>
    <style:style style:name="P22" style:family="paragraph" style:parent-style-name="Standard">
      <loext:graphic-properties draw:fill="none"/>
      <style:paragraph-properties fo:margin-left="-0.101cm" fo:margin-right="-0.3cm" fo:text-indent="0cm" style:auto-text-indent="false" fo:background-color="transparent"/>
      <style:text-properties style:font-name="Arial" fo:font-size="12pt" style:text-underline-style="none" fo:font-weight="normal" officeooo:rsid="000ff9cb" officeooo:paragraph-rsid="0024fea8" style:font-size-asian="10.5pt" style:font-weight-asian="normal" style:font-size-complex="12pt" style:font-weight-complex="normal"/>
    </style:style>
    <style:style style:name="P23" style:family="paragraph" style:parent-style-name="Standard">
      <loext:graphic-properties draw:fill="none"/>
      <style:paragraph-properties fo:margin-left="-0.101cm" fo:margin-right="-0.3cm" fo:text-indent="0cm" style:auto-text-indent="false" fo:background-color="transparent"/>
      <style:text-properties style:font-name="Arial" fo:font-size="10pt" fo:font-weight="normal" officeooo:rsid="00229bfb" officeooo:paragraph-rsid="00222228" style:font-size-asian="10pt" style:font-weight-asian="normal" style:font-size-complex="10pt" style:font-weight-complex="normal"/>
    </style:style>
    <style:style style:name="P24" style:family="paragraph" style:parent-style-name="Standard">
      <style:text-properties style:font-name="Arial" fo:font-size="10pt" officeooo:rsid="000ff9cb" officeooo:paragraph-rsid="00222228" style:font-size-asian="8.75pt" style:font-size-complex="10pt"/>
    </style:style>
    <style:style style:name="P25" style:family="paragraph" style:parent-style-name="Standard">
      <loext:graphic-properties draw:fill="none"/>
      <style:paragraph-properties fo:margin-left="-0.101cm" fo:margin-right="-0.3cm" fo:text-indent="0cm" style:auto-text-indent="false" fo:background-color="transparent"/>
      <style:text-properties style:font-name="Arial" fo:font-size="12pt" officeooo:rsid="000ff9cb" officeooo:paragraph-rsid="00222228" style:font-size-asian="10.5pt" style:font-size-complex="12pt"/>
    </style:style>
    <style:style style:name="P26" style:family="paragraph" style:parent-style-name="Standard">
      <loext:graphic-properties draw:fill="none"/>
      <style:paragraph-properties fo:margin-left="-0.101cm" fo:margin-right="-0.3cm" fo:text-indent="0cm" style:auto-text-indent="false" fo:background-color="transparent"/>
      <style:text-properties style:font-name="Arial" fo:font-size="10pt" officeooo:rsid="000ff9cb" officeooo:paragraph-rsid="00222228" style:font-size-asian="8.75pt" style:font-size-complex="10pt"/>
    </style:style>
    <style:style style:name="P27" style:family="paragraph" style:parent-style-name="Standard">
      <loext:graphic-properties draw:fill="none"/>
      <style:paragraph-properties fo:margin-left="-0.101cm" fo:margin-right="-0.3cm" fo:text-indent="0cm" style:auto-text-indent="false" fo:background-color="transparent"/>
      <style:text-properties style:font-name="Arial" fo:font-size="12pt" fo:font-weight="normal" officeooo:rsid="000ff9cb" officeooo:paragraph-rsid="00222228" style:font-size-asian="10.5pt" style:font-weight-asian="normal" style:font-size-complex="12pt" style:font-weight-complex="normal"/>
    </style:style>
    <style:style style:name="P28" style:family="paragraph" style:parent-style-name="Standard">
      <loext:graphic-properties draw:fill="none"/>
      <style:paragraph-properties fo:margin-left="-0.101cm" fo:margin-right="-0.3cm" fo:text-indent="0cm" style:auto-text-indent="false" fo:background-color="transparent"/>
      <style:text-properties style:font-name="Arial" fo:font-size="10pt" fo:font-weight="normal" officeooo:rsid="00222228" officeooo:paragraph-rsid="00222228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break-before="page"/>
      <style:text-properties style:font-name="Arial" fo:font-size="16pt" fo:font-weight="bold" officeooo:rsid="00092003" officeooo:paragraph-rsid="002d8acc" style:font-size-asian="16pt" style:font-weight-asian="bold" style:font-size-complex="16pt" style:font-weight-complex="bold"/>
    </style:style>
    <style:style style:name="P30" style:family="paragraph" style:parent-style-name="Standard">
      <style:text-properties style:font-name="Arial" fo:font-size="15pt" fo:font-weight="bold" officeooo:rsid="00092003" officeooo:paragraph-rsid="002d8acc" style:font-size-asian="15pt" style:font-weight-asian="bold" style:font-size-complex="15pt" style:font-weight-complex="bold"/>
    </style:style>
    <style:style style:name="P31" style:family="paragraph" style:parent-style-name="Standard">
      <style:text-properties style:font-name="Arial" fo:font-size="12pt" fo:font-weight="normal" officeooo:rsid="00092003" officeooo:paragraph-rsid="002d8acc" style:font-size-asian="10.5pt" style:font-weight-asian="normal" style:font-size-complex="12pt" style:font-weight-complex="normal"/>
    </style:style>
    <style:style style:name="P32" style:family="paragraph" style:parent-style-name="Standard">
      <style:text-properties style:font-name="Arial" fo:font-size="13pt" fo:font-weight="bold" officeooo:rsid="00092003" officeooo:paragraph-rsid="002d8acc" style:font-size-asian="13pt" style:font-weight-asian="bold" style:font-size-complex="13pt" style:font-weight-complex="bold"/>
    </style:style>
    <style:style style:name="P33" style:family="paragraph" style:parent-style-name="Standard">
      <style:text-properties style:font-name="Arial" fo:font-size="16pt" fo:font-weight="bold" officeooo:rsid="000c792a" officeooo:paragraph-rsid="002d8acc" style:font-size-asian="16pt" style:font-weight-asian="bold" style:font-size-complex="16pt" style:font-weight-complex="bold"/>
    </style:style>
    <style:style style:name="P34" style:family="paragraph" style:parent-style-name="Standard">
      <style:text-properties fo:font-size="16pt" fo:font-weight="bold" officeooo:rsid="000c792a" officeooo:paragraph-rsid="002d8acc" style:font-size-asian="16pt" style:font-weight-asian="bold" style:font-size-complex="16pt" style:font-weight-complex="bold"/>
    </style:style>
    <style:style style:name="P35" style:family="paragraph" style:parent-style-name="Standard">
      <style:text-properties officeooo:paragraph-rsid="002d8acc"/>
    </style:style>
    <style:style style:name="P36" style:family="paragraph" style:parent-style-name="Standard">
      <style:text-properties style:font-name="Arial" fo:font-size="15pt" fo:font-weight="bold" officeooo:rsid="000c792a" officeooo:paragraph-rsid="002d8acc" style:font-size-asian="15pt" style:font-weight-asian="bold" style:font-size-complex="15pt" style:font-weight-complex="bold"/>
    </style:style>
    <style:style style:name="T1" style:family="text">
      <style:text-properties style:font-name="Arial" fo:font-size="16pt" officeooo:rsid="00092e4a" style:font-size-asian="16pt" style:font-size-complex="16pt"/>
    </style:style>
    <style:style style:name="T2" style:family="text">
      <style:text-properties style:font-name="Arial" fo:font-size="16pt" style:font-size-asian="16pt" style:font-size-complex="16pt"/>
    </style:style>
    <style:style style:name="T3" style:family="text">
      <style:text-properties style:font-name="Arial" fo:font-size="10pt" style:font-size-asian="10pt" style:font-size-complex="10pt"/>
    </style:style>
    <style:style style:name="T4" style:family="text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T5" style:family="text">
      <style:text-properties officeooo:rsid="00092e4a"/>
    </style:style>
    <style:style style:name="T6" style:family="text">
      <style:text-properties officeooo:rsid="00097988"/>
    </style:style>
    <style:style style:name="T7" style:family="text">
      <style:text-properties fo:font-size="12pt" fo:font-weight="normal" officeooo:rsid="00097988" style:font-size-asian="12pt" style:font-weight-asian="normal" style:font-size-complex="12pt" style:font-weight-complex="normal"/>
    </style:style>
    <style:style style:name="T8" style:family="text">
      <style:text-properties fo:font-size="15pt" fo:font-weight="normal" officeooo:rsid="00097988" style:font-size-asian="15pt" style:font-weight-asian="normal" style:font-size-complex="15pt" style:font-weight-complex="normal"/>
    </style:style>
    <style:style style:name="T9" style:family="text">
      <style:text-properties style:font-name="Arial" fo:font-size="16pt" officeooo:rsid="000ae927" style:font-size-asian="16pt" style:font-size-complex="16pt"/>
    </style:style>
    <style:style style:name="T10" style:family="text">
      <style:text-properties style:font-name="Arial" fo:font-size="20pt" officeooo:rsid="000ae927" style:font-size-asian="20pt" style:font-size-complex="20pt"/>
    </style:style>
    <style:style style:name="T11" style:family="text">
      <style:text-properties style:font-name="Arial" fo:font-size="13pt" officeooo:rsid="001a89ac" style:font-size-asian="11.3500003814697pt" style:font-size-complex="13pt"/>
    </style:style>
    <style:style style:name="T12" style:family="text">
      <style:text-properties style:font-name="Arial" fo:font-size="13pt" officeooo:rsid="001a89ac" style:font-size-asian="13pt" style:font-size-complex="13pt"/>
    </style:style>
    <style:style style:name="T13" style:family="text">
      <style:text-properties style:font-name="Arial" fo:font-size="12pt" fo:font-weight="normal" officeooo:rsid="000ae927" style:font-size-asian="10.5pt" style:font-weight-asian="normal" style:font-size-complex="12pt" style:font-weight-complex="normal"/>
    </style:style>
    <style:style style:name="T14" style:family="text">
      <style:text-properties style:font-name="Arial" fo:font-size="12pt" fo:font-weight="normal" officeooo:rsid="001928e1" style:font-size-asian="10.5pt" style:font-weight-asian="normal" style:font-size-complex="12pt" style:font-weight-complex="normal"/>
    </style:style>
    <style:style style:name="T15" style:family="text">
      <style:text-properties style:font-name="Arial" fo:font-weight="normal" officeooo:rsid="001928e1" style:font-weight-asian="normal" style:font-weight-complex="normal"/>
    </style:style>
    <style:style style:name="T16" style:family="text">
      <style:text-properties style:font-name="Arial" fo:font-size="12pt" fo:font-weight="normal" officeooo:rsid="001928e1" style:font-size-asian="12pt" style:font-weight-asian="normal" style:font-size-complex="12pt" style:font-weight-complex="normal"/>
    </style:style>
    <style:style style:name="T17" style:family="text">
      <style:text-properties style:font-name="Arial" fo:font-weight="normal" officeooo:rsid="001a89ac" style:font-weight-asian="normal" style:font-weight-complex="normal"/>
    </style:style>
    <style:style style:name="T18" style:family="text">
      <style:text-properties style:font-name="Arial" fo:font-weight="normal" officeooo:rsid="001a89ac" style:font-size-asian="10pt" style:font-weight-asian="normal" style:font-weight-complex="normal"/>
    </style:style>
    <style:style style:name="T19" style:family="text">
      <style:text-properties style:font-name="Arial" fo:font-weight="normal" officeooo:rsid="001928e1" style:font-size-asian="10pt" style:font-weight-asian="normal" style:font-weight-complex="normal"/>
    </style:style>
    <style:style style:name="T20" style:family="text">
      <style:text-properties style:font-name="Arial" fo:font-size="10pt" fo:font-weight="normal" officeooo:rsid="001a89ac" style:font-size-asian="8.75pt" style:font-weight-asian="normal" style:font-size-complex="10pt" style:font-weight-complex="normal"/>
    </style:style>
    <style:style style:name="T21" style:family="text">
      <style:text-properties style:font-name="Arial" fo:font-size="13pt" officeooo:rsid="001aa0cd" style:font-size-asian="13pt" style:font-size-complex="13pt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10pt" officeooo:rsid="000ae927" style:font-size-asian="10pt" style:font-size-complex="10pt"/>
    </style:style>
    <style:style style:name="T24" style:family="text">
      <style:text-properties fo:font-size="10pt" officeooo:rsid="0012a7b6" style:font-size-asian="10pt" style:font-size-complex="10pt"/>
    </style:style>
    <style:style style:name="T25" style:family="text">
      <style:text-properties officeooo:rsid="000ae927"/>
    </style:style>
    <style:style style:name="T26" style:family="text">
      <style:text-properties fo:font-size="12pt" style:font-size-asian="10.5pt" style:font-size-complex="12pt"/>
    </style:style>
    <style:style style:name="T27" style:family="text">
      <style:text-properties fo:font-size="12pt" officeooo:rsid="0016da50" style:font-size-asian="10.5pt" style:font-size-complex="12pt"/>
    </style:style>
    <style:style style:name="T28" style:family="text">
      <style:text-properties style:font-size-asian="10pt"/>
    </style:style>
    <style:style style:name="T29" style:family="text">
      <style:text-properties officeooo:rsid="0016da50" style:font-size-asian="10pt"/>
    </style:style>
    <style:style style:name="T30" style:family="text">
      <style:text-properties officeooo:rsid="0016da50"/>
    </style:style>
    <style:style style:name="T31" style:family="text">
      <style:text-properties style:font-name="Arial"/>
    </style:style>
    <style:style style:name="T32" style:family="text">
      <style:text-properties fo:font-size="10pt" officeooo:rsid="001155ae" style:font-size-asian="10pt" style:font-size-complex="10pt"/>
    </style:style>
    <style:style style:name="T33" style:family="text">
      <style:text-properties fo:font-size="10pt" officeooo:rsid="000e995a" style:font-size-asian="10pt" style:font-size-complex="10pt"/>
    </style:style>
    <style:style style:name="T34" style:family="text">
      <style:text-properties officeooo:rsid="000e995a"/>
    </style:style>
    <style:style style:name="T35" style:family="text">
      <style:text-properties officeooo:rsid="000ff9cb"/>
    </style:style>
    <style:style style:name="T36" style:family="text">
      <style:text-properties fo:font-size="10pt" officeooo:rsid="000ff9cb" style:font-size-asian="10pt" style:font-size-complex="10pt"/>
    </style:style>
    <style:style style:name="T37" style:family="text">
      <style:text-properties fo:font-size="12pt" officeooo:rsid="000ae927" style:font-size-asian="10.5pt" style:font-size-complex="12pt"/>
    </style:style>
    <style:style style:name="T38" style:family="text">
      <style:text-properties fo:font-size="12pt" officeooo:rsid="0028c428" style:font-size-asian="10.5pt" style:font-size-complex="12pt"/>
    </style:style>
    <style:style style:name="T39" style:family="text">
      <style:text-properties officeooo:rsid="000ae927" style:font-size-asian="8.75pt"/>
    </style:style>
    <style:style style:name="T40" style:family="text">
      <style:text-properties officeooo:rsid="0028c428" style:font-size-asian="8.75pt"/>
    </style:style>
    <style:style style:name="T41" style:family="text">
      <style:text-properties style:font-size-asian="8.75pt"/>
    </style:style>
    <style:style style:name="T42" style:family="text">
      <style:text-properties fo:font-size="12pt" officeooo:rsid="002b9092" style:font-size-asian="10.5pt" style:font-size-complex="12pt"/>
    </style:style>
    <style:style style:name="T43" style:family="text">
      <style:text-properties officeooo:rsid="002b9092"/>
    </style:style>
    <style:style style:name="T44" style:family="text">
      <style:text-properties style:font-name="Arial" fo:font-weight="bold" officeooo:rsid="0028c428" style:font-size-asian="10pt" style:font-weight-asian="bold" style:font-weight-complex="bold"/>
    </style:style>
    <style:style style:name="T45" style:family="text">
      <style:text-properties style:font-name="Arial" fo:font-size="12pt" fo:font-weight="bold" officeooo:rsid="0028c428" style:font-size-asian="10.5pt" style:font-weight-asian="bold" style:font-size-complex="12pt" style:font-weight-complex="bold"/>
    </style:style>
    <style:style style:name="T46" style:family="text">
      <style:text-properties style:font-name="Arial" style:font-size-asian="10pt"/>
    </style:style>
    <style:style style:name="T47" style:family="text">
      <style:text-properties style:font-name="Arial" fo:font-weight="normal" officeooo:rsid="0028c428" style:font-weight-asian="normal" style:font-weight-complex="normal"/>
    </style:style>
    <style:style style:name="T48" style:family="text">
      <style:text-properties style:font-name="Arial" officeooo:rsid="0028c428"/>
    </style:style>
    <style:style style:name="T49" style:family="text">
      <style:text-properties style:font-name="Arial" fo:font-weight="bold" officeooo:rsid="0028c428" style:font-weight-asian="bold" style:font-weight-complex="bold"/>
    </style:style>
    <style:style style:name="T50" style:family="text">
      <style:text-properties fo:font-size="12pt" officeooo:rsid="001155ae" style:font-size-asian="10.5pt" style:font-size-complex="12pt"/>
    </style:style>
    <style:style style:name="T51" style:family="text">
      <style:text-properties fo:font-size="12pt" officeooo:rsid="0012a7b6" style:font-size-asian="10.5pt" style:font-size-complex="12pt"/>
    </style:style>
    <style:style style:name="T52" style:family="text">
      <style:text-properties fo:font-size="12pt" fo:font-weight="normal" style:font-size-asian="10.5pt" style:font-weight-asian="normal" style:font-size-complex="12pt" style:font-weight-complex="normal"/>
    </style:style>
    <style:style style:name="T53" style:family="text">
      <style:text-properties fo:font-size="14pt" fo:font-weight="bold" style:font-size-asian="14pt" style:font-weight-asian="bold" style:font-size-complex="14pt" style:font-weight-complex="bold"/>
    </style:style>
    <style:style style:name="T54" style:family="text">
      <style:text-properties fo:font-weight="normal" officeooo:rsid="001bfc50" style:font-size-asian="10pt" style:font-weight-asian="normal" style:font-weight-complex="normal"/>
    </style:style>
    <style:style style:name="T55" style:family="text">
      <style:text-properties officeooo:rsid="001155ae"/>
    </style:style>
    <style:style style:name="T56" style:family="text">
      <style:text-properties officeooo:rsid="0012a7b6"/>
    </style:style>
    <style:style style:name="T57" style:family="text">
      <style:text-properties officeooo:rsid="0013a159"/>
    </style:style>
    <style:style style:name="T58" style:family="text">
      <style:text-properties officeooo:rsid="001bfc50"/>
    </style:style>
    <style:style style:name="T59" style:family="text">
      <style:text-properties fo:background-color="#d4ea6b" loext:char-shading-value="0"/>
    </style:style>
    <style:style style:name="T60" style:family="text">
      <style:text-properties fo:font-size="11pt" fo:font-weight="bold" fo:background-color="#d4ea6b" loext:char-shading-value="0" style:font-size-asian="11pt" style:font-weight-asian="bold" style:font-size-complex="11pt" style:font-weight-complex="bold"/>
    </style:style>
    <style:style style:name="T61" style:family="text">
      <style:text-properties style:font-name="Arial" fo:font-size="13pt" officeooo:rsid="00229bfb" style:font-size-asian="13pt" style:font-size-complex="13pt"/>
    </style:style>
    <style:style style:name="T62" style:family="text">
      <style:text-properties fo:font-size="12pt" fo:font-weight="normal" officeooo:rsid="00229bfb" style:font-size-asian="10.5pt" style:font-weight-asian="normal" style:font-size-complex="12pt" style:font-weight-complex="normal"/>
    </style:style>
    <style:style style:name="T63" style:family="text">
      <style:text-properties fo:font-size="10pt" officeooo:rsid="00229bfb" style:font-size-asian="10pt" style:font-size-complex="10pt"/>
    </style:style>
    <style:style style:name="T64" style:family="text">
      <style:text-properties style:font-name="Arial" fo:font-size="13pt" officeooo:rsid="00238f5c" style:font-size-asian="13pt" style:font-size-complex="13pt"/>
    </style:style>
    <style:style style:name="T65" style:family="text">
      <style:text-properties fo:font-size="10pt" officeooo:rsid="00238f5c" style:font-size-asian="10pt" style:font-size-complex="10pt"/>
    </style:style>
    <style:style style:name="T66" style:family="text">
      <style:text-properties style:font-name="Arial" fo:font-size="13pt" officeooo:rsid="002022f5" style:font-size-asian="13pt" style:font-size-complex="13pt"/>
    </style:style>
    <style:style style:name="T67" style:family="text">
      <style:text-properties fo:font-size="10pt" officeooo:rsid="00222228" style:font-size-asian="10pt" style:font-size-complex="10pt"/>
    </style:style>
    <style:style style:name="T68" style:family="text">
      <style:text-properties fo:font-size="10pt" style:text-underline-style="solid" style:text-underline-width="auto" style:text-underline-color="font-color" officeooo:rsid="00222228" style:font-size-asian="10pt" style:font-size-complex="10pt"/>
    </style:style>
    <style:style style:name="T69" style:family="text">
      <style:text-properties fo:font-size="10pt" style:text-underline-style="none" officeooo:rsid="00222228" style:font-size-asian="10pt" style:font-size-complex="10pt"/>
    </style:style>
    <style:style style:name="T70" style:family="text">
      <style:text-properties style:font-name="Arial" fo:font-size="13pt" officeooo:rsid="0024fea8" style:font-size-asian="13pt" style:font-size-complex="13pt"/>
    </style:style>
    <style:style style:name="T71" style:family="text">
      <style:text-properties fo:font-size="12pt" fo:font-weight="normal" officeooo:rsid="0024fea8" style:font-size-asian="10.5pt" style:font-weight-asian="normal" style:font-size-complex="12pt" style:font-weight-complex="normal"/>
    </style:style>
    <style:style style:name="T72" style:family="text">
      <style:text-properties officeooo:rsid="0024fea8"/>
    </style:style>
    <style:style style:name="T73" style:family="text">
      <style:text-properties officeooo:rsid="00275eb3"/>
    </style:style>
    <style:style style:name="T74" style:family="text">
      <style:text-properties style:font-name="Arial" fo:font-size="13pt" officeooo:rsid="00222228" style:font-size-asian="13pt" style:font-size-complex="13pt"/>
    </style:style>
    <style:style style:name="T75" style:family="text">
      <style:text-properties fo:font-size="12pt" fo:font-weight="normal" officeooo:rsid="00222228" style:font-size-asian="10.5pt" style:font-weight-asian="normal" style:font-size-complex="12pt" style:font-weight-complex="normal"/>
    </style:style>
    <style:style style:name="T76" style:family="text">
      <style:text-properties officeooo:rsid="000ac9ce"/>
    </style:style>
    <style:style style:name="T77" style:family="text">
      <style:text-properties fo:font-weight="bold" officeooo:rsid="000ac9ce" style:font-weight-asian="bold" style:font-weight-complex="bold"/>
    </style:style>
    <style:style style:name="T78" style:family="text">
      <style:text-properties officeooo:rsid="000a4f26"/>
    </style:style>
    <style:style style:name="T79" style:family="text">
      <style:text-properties fo:font-weight="bold" officeooo:rsid="000a4f26" style:font-weight-asian="bold" style:font-weight-complex="bold"/>
    </style:style>
    <style:style style:name="T80" style:family="text">
      <style:text-properties style:font-name="Arial" fo:font-size="13pt" style:font-size-asian="13pt" style:font-size-complex="13pt"/>
    </style:style>
    <style:style style:name="T81" style:family="text">
      <style:text-properties style:font-name="Arial" fo:font-size="10pt" fo:font-weight="normal" officeooo:rsid="001928e1" style:font-size-asian="8.75pt" style:font-weight-asian="normal" style:font-size-complex="10pt" style:font-weight-complex="normal"/>
    </style:style>
    <style:style style:name="T82" style:family="text">
      <style:text-properties style:font-name="Arial" fo:font-size="10pt" fo:font-weight="normal" style:font-size-asian="8.75pt" style:font-weight-asian="normal" style:font-size-complex="10pt" style:font-weight-complex="normal"/>
    </style:style>
    <style:style style:name="T83" style:family="text">
      <style:text-properties style:font-name="Arial" fo:font-size="12pt" fo:font-weight="normal" officeooo:rsid="000ea54d" style:font-size-asian="10.5pt" style:font-weight-asian="normal" style:font-size-complex="12pt" style:font-weight-complex="normal"/>
    </style:style>
    <style:style style:name="T84" style:family="text">
      <style:text-properties style:font-name="Arial" fo:font-size="10pt" fo:font-weight="normal" officeooo:rsid="000ea54d" style:font-size-asian="10pt" style:font-weight-asian="normal" style:font-size-complex="10pt" style:font-weight-complex="normal"/>
    </style:style>
    <style:style style:name="T85" style:family="text">
      <style:text-properties style:font-name="Arial" fo:font-size="10pt" officeooo:rsid="0028c428" style:font-size-asian="10pt" style:font-size-complex="10pt"/>
    </style:style>
    <style:style style:name="T86" style:family="text">
      <style:text-properties style:font-name="Arial" fo:font-size="12pt" officeooo:rsid="0028c428" style:font-size-asian="10.5pt" style:font-size-complex="12pt"/>
    </style:style>
    <style:style style:name="T87" style:family="text">
      <style:text-properties fo:font-size="10pt" fo:font-weight="normal" officeooo:rsid="000ddbac" style:font-size-asian="8.75pt" style:font-weight-asian="normal" style:font-size-complex="10pt" style:font-weight-complex="normal"/>
    </style:style>
    <style:style style:name="T88" style:family="text">
      <style:text-properties style:font-name="Arial" fo:font-size="10pt" fo:font-weight="normal" officeooo:rsid="000ddbac" style:font-size-asian="8.75pt" style:font-weight-asian="normal" style:font-size-complex="10pt" style:font-weight-complex="normal"/>
    </style:style>
    <style:style style:name="T89" style:family="text">
      <style:text-properties style:font-name="Arial" fo:font-size="10pt" fo:font-style="normal" fo:font-weight="normal" officeooo:rsid="000ddbac" style:font-size-asian="10pt" style:font-style-asian="normal" style:font-weight-asian="normal" style:font-size-complex="10pt" style:font-style-complex="normal" style:font-weight-complex="normal"/>
    </style:style>
    <style:style style:name="T90" style:family="text">
      <style:text-properties style:font-name="Arial" fo:font-size="13pt" fo:font-style="normal" fo:font-weight="bold" officeooo:rsid="000e5909" style:font-size-asian="13pt" style:font-style-asian="normal" style:font-weight-asian="bold" style:font-size-complex="13pt" style:font-style-complex="normal" style:font-weight-complex="bold"/>
    </style:style>
    <style:style style:name="T91" style:family="text">
      <style:text-properties style:font-name="Arial" fo:font-size="12pt" fo:font-style="normal" fo:font-weight="normal" officeooo:rsid="000e5909" style:font-size-asian="10.5pt" style:font-style-asian="normal" style:font-weight-asian="normal" style:font-size-complex="12pt" style:font-style-complex="normal" style:font-weight-complex="normal"/>
    </style:style>
    <style:style style:name="T92" style:family="text">
      <style:text-properties style:font-name="Arial" fo:font-size="10pt" fo:font-style="normal" fo:font-weight="normal" officeooo:rsid="000e5909" style:font-size-asian="10pt" style:font-style-asian="normal" style:font-weight-asian="normal" style:font-size-complex="10pt" style:font-style-complex="normal" style:font-weight-complex="normal"/>
    </style:style>
    <style:style style:name="T93" style:family="text">
      <style:text-properties style:font-name="Arial" fo:font-size="13pt" fo:font-style="normal" fo:font-weight="bold" officeooo:rsid="000dbb7f" style:font-size-asian="13pt" style:font-style-asian="normal" style:font-weight-asian="bold" style:font-size-complex="13pt" style:font-style-complex="normal" style:font-weight-complex="bold"/>
    </style:style>
    <style:style style:name="T94" style:family="text">
      <style:text-properties style:font-name="Arial" fo:font-size="13pt" fo:font-weight="bold" officeooo:rsid="000dbb7f" style:font-size-asian="13pt" style:font-weight-asian="bold" style:font-size-complex="13pt" style:font-weight-complex="bold"/>
    </style:style>
    <style:style style:name="T95" style:family="text">
      <style:text-properties style:font-name="Arial" fo:font-size="12pt" fo:font-weight="bold" officeooo:rsid="0010f88b" style:font-size-asian="12pt" style:font-weight-asian="bold" style:font-size-complex="12pt" style:font-weight-complex="bold"/>
    </style:style>
    <style:style style:name="T96" style:family="text">
      <style:text-properties style:font-name="Arial" fo:font-size="10pt" fo:font-weight="normal" officeooo:rsid="000dbb7f" style:font-size-asian="10pt" style:font-weight-asian="normal" style:font-size-complex="10pt" style:font-weight-complex="normal"/>
    </style:style>
    <style:style style:name="T97" style:family="text">
      <style:text-properties style:font-name="Arial" fo:font-size="10pt" fo:font-weight="normal" officeooo:rsid="000fdc64" style:font-size-asian="10pt" style:font-weight-asian="normal" style:font-size-complex="10pt" style:font-weight-complex="normal"/>
    </style:style>
    <style:style style:name="T98" style:family="text">
      <style:text-properties style:font-name="Arial" fo:font-size="12pt" fo:font-weight="normal" officeooo:rsid="000dbb7f" style:font-size-asian="12pt" style:font-weight-asian="normal" style:font-size-complex="12pt" style:font-weight-complex="normal"/>
    </style:style>
    <style:style style:name="T99" style:family="text">
      <style:text-properties style:font-name="Arial" fo:font-size="12pt" fo:font-style="normal" fo:font-weight="normal" officeooo:rsid="000dbb7f" style:font-size-asian="12pt" style:font-style-asian="normal" style:font-weight-asian="normal" style:font-size-complex="12pt" style:font-style-complex="normal" style:font-weight-complex="normal"/>
    </style:style>
    <style:style style:name="T100" style:family="text">
      <style:text-properties style:font-name="Arial" fo:font-size="10pt" fo:font-style="normal" fo:font-weight="normal" officeooo:rsid="000dbb7f" style:font-size-asian="10pt" style:font-style-asian="normal" style:font-weight-asian="normal" style:font-size-complex="10pt" style:font-style-complex="normal" style:font-weight-complex="normal"/>
    </style:style>
    <style:style style:name="T101" style:family="text">
      <style:text-properties style:font-name="Arial" fo:font-size="10pt" fo:font-style="normal" fo:font-weight="normal" officeooo:rsid="0010f88b" style:font-size-asian="10pt" style:font-style-asian="normal" style:font-weight-asian="normal" style:font-size-complex="10pt" style:font-style-complex="normal" style:font-weight-complex="normal"/>
    </style:style>
    <style:style style:name="T102" style:family="text">
      <style:text-properties fo:font-variant="normal" fo:text-transform="none" fo:font-family="Arial, sans-serif" fo:font-size="10pt" fo:font-style="normal" fo:font-weight="normal" officeooo:rsid="000ddbac" style:font-size-asian="8.75pt" style:font-style-asian="normal" style:font-size-complex="10pt" style:font-style-complex="normal"/>
    </style:style>
    <style:style style:name="T103" style:family="text">
      <style:text-properties fo:font-variant="normal" fo:text-transform="none" fo:font-family="Arial, sans-serif" fo:font-size="10pt" fo:font-style="normal" fo:font-weight="normal" officeooo:rsid="0010f88b" style:font-size-asian="8.75pt" style:font-style-asian="normal" style:font-size-complex="10pt" style:font-style-complex="normal"/>
    </style:style>
    <style:style style:name="T104" style:family="text">
      <style:text-properties fo:font-variant="normal" fo:text-transform="none" fo:font-family="Arial, sans-serif" fo:font-size="10pt" fo:font-style="normal" fo:font-weight="normal" officeooo:rsid="000e5909" style:font-size-asian="8.75pt" style:font-style-asian="normal" style:font-size-complex="10pt" style:font-style-complex="normal"/>
    </style:style>
    <style:style style:name="T105" style:family="text">
      <style:text-properties style:font-name="Arial" fo:font-size="10pt" fo:font-style="normal" fo:font-weight="normal" officeooo:rsid="000fdc64" style:font-size-asian="10pt" style:font-style-asian="normal" style:font-weight-asian="normal" style:font-size-complex="10pt" style:font-style-complex="normal" style:font-weight-complex="normal"/>
    </style:style>
    <style:style style:name="T106" style:family="text">
      <style:text-properties style:font-name="Arial" fo:font-size="10pt" fo:font-weight="normal" officeooo:rsid="0010f88b" style:font-size-asian="8.75pt" style:font-weight-asian="normal" style:font-size-complex="10pt" style:font-weight-complex="normal"/>
    </style:style>
    <style:style style:name="T107" style:family="text">
      <style:text-properties style:font-name="Arial" fo:font-size="10pt" fo:font-weight="normal" officeooo:rsid="0010f88b" style:font-size-asian="10pt" style:font-weight-asian="normal" style:font-size-complex="10pt" style:font-weight-complex="normal"/>
    </style:style>
    <style:style style:name="T108" style:family="text">
      <style:text-properties style:font-name="Arial" fo:font-size="12pt" fo:font-style="normal" fo:font-weight="normal" officeooo:rsid="0010f88b" style:font-size-asian="12pt" style:font-style-asian="normal" style:font-weight-asian="normal" style:font-size-complex="12pt" style:font-style-complex="normal" style:font-weight-complex="normal"/>
    </style:style>
    <style:style style:name="T109" style:family="text">
      <style:text-properties style:font-name="Arial" fo:font-size="10pt" fo:font-style="normal" fo:font-weight="normal" officeooo:rsid="0012384b" style:font-size-asian="10pt" style:font-style-asian="normal" style:font-weight-asian="normal" style:font-size-complex="10pt" style:font-style-complex="normal" style:font-weight-complex="normal"/>
    </style:style>
    <style:style style:name="T110" style:family="text">
      <style:text-properties fo:font-variant="normal" fo:text-transform="none" fo:font-family="Arial, sans-serif" fo:font-size="10pt" fo:font-style="normal" fo:font-weight="normal" officeooo:rsid="0012384b" style:font-size-asian="8.75pt" style:font-style-asian="normal" style:font-size-complex="10pt" style:font-style-complex="normal"/>
    </style:style>
    <style:style style:name="T111" style:family="text">
      <style:text-properties fo:font-variant="normal" fo:text-transform="none" fo:font-family="Arial, sans-serif" fo:font-size="10pt" fo:font-style="normal" fo:font-weight="normal" officeooo:rsid="000e5909" style:font-size-asian="8.75pt" style:font-size-complex="10pt"/>
    </style: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I</text:span></text:span><text:span text:style-name="Strong_20_Emphasis"><text:span text:style-name="T2">magem Docker</text:span></text:span></text:p>
      <text:p text:style-name="P2"/>
      <text:p text:style-name="P1"><text:span text:style-name="T3">Uma </text:span><text:span text:style-name="Strong_20_Emphasis"><text:span text:style-name="T3">imagem Docker</text:span></text:span><text:span text:style-name="T3"> é como uma </text:span><text:span text:style-name="Strong_20_Emphasis"><text:span text:style-name="T3">classe Java</text:span></text:span><text:span text:style-name="T3">: define tudo que um container precisa para ser executado, mas por si só não faz nada.<text:line-break/>Um </text:span><text:span text:style-name="Strong_20_Emphasis"><text:span text:style-name="T3">container Docker</text:span></text:span><text:span text:style-name="T3"> é como uma </text:span><text:span text:style-name="Strong_20_Emphasis"><text:span text:style-name="T3">instância (objeto)</text:span></text:span><text:span text:style-name="T3"> criada com </text:span><text:span text:style-name="Source_20_Text"><text:span text:style-name="T3">new</text:span></text:span><text:span text:style-name="T3">: executa de fato o que foi definido na imagem. </text:span></text:p>
      <text:p text:style-name="P2"/>
      <text:p text:style-name="P1"><text:span text:style-name="Strong_20_Emphasis"><text:span text:style-name="T1">WSL (Windows Subsystem for Linux)</text:span></text:span></text:p>
      <text:p text:style-name="P1"><text:span text:style-name="Strong_20_Emphasis"><text:span text:style-name="T4"/></text:span></text:p>
      <text:p text:style-name="P3"><text:span text:style-name="T5">No </text:span>Windows PowerShell <text:span text:style-name="T5">(como administrador) e com a </text:span><text:span text:style-name="T6">v</text:span><text:span text:style-name="T5">irtual machine </text:span><text:span text:style-name="T6">habilitada</text:span><text:span text:style-name="T5">:</text:span></text:p>
      <text:p text:style-name="P2"><text:tab/><text:span text:style-name="T7">wsl --install</text:span></text:p>
      <text:p text:style-name="P2"><text:span text:style-name="T8"/></text:p>
      <text:p text:style-name="P1"><text:span text:style-name="Strong_20_Emphasis"><text:span text:style-name="T9">Comandos</text:span></text:span></text:p>
      <text:p text:style-name="P1"><text:span text:style-name="Strong_20_Emphasis"><text:span text:style-name="T10"/></text:span></text:p>
      <text:p text:style-name="P1"><text:span text:style-name="Strong_20_Emphasis"><text:span text:style-name="T11"><text:tab/></text:span></text:span><text:span text:style-name="Strong_20_Emphasis"><text:span text:style-name="T12">Containerizar uma aplicação existente</text:span></text:span></text:p>
      <text:p text:style-name="P1"><text:span text:style-name="Strong_20_Emphasis"><text:span text:style-name="T11"/></text:span></text:p>
      <text:p text:style-name="P1"><text:span text:style-name="Strong_20_Emphasis"><text:span text:style-name="T11"><text:tab/></text:span></text:span><text:span text:style-name="Strong_20_Emphasis"><text:span text:style-name="T13">d</text:span></text:span><text:span text:style-name="Strong_20_Emphasis"><text:span text:style-name="T14">ocker init</text:span></text:span></text:p>
      <text:p text:style-name="P4"><text:span text:style-name="Strong_20_Emphasis"><text:span text:style-name="T14"><text:tab/><text:tab/></text:span></text:span><text:span text:style-name="Strong_20_Emphasis"><text:span text:style-name="T15">// ajuda a criar os arquivos necessários para gerar a imagem do seu projeto</text:span></text:span></text:p>
      <text:p text:style-name="P4"><text:span text:style-name="Strong_20_Emphasis"><text:span text:style-name="T15"><text:tab/></text:span></text:span><text:span text:style-name="Strong_20_Emphasis"><text:span text:style-name="T16">docker compose up --build</text:span></text:span></text:p>
      <text:p text:style-name="P4"><text:span text:style-name="Strong_20_Emphasis"><text:span text:style-name="T14"><text:tab/><text:tab/></text:span></text:span><text:span text:style-name="Strong_20_Emphasis"><text:span text:style-name="T15">// </text:span></text:span><text:span text:style-name="Strong_20_Emphasis"><text:span text:style-name="T17">o “</text:span></text:span><text:span text:style-name="Strong_20_Emphasis"><text:span text:style-name="T18">--</text:span></text:span><text:span text:style-name="Strong_20_Emphasis"><text:span text:style-name="T19">build</text:span></text:span><text:span text:style-name="Strong_20_Emphasis"><text:span text:style-name="T17">” gera a imagem</text:span></text:span></text:p>
      <text:p text:style-name="P1"><text:span text:style-name="Strong_20_Emphasis"><text:span text:style-name="T20"><text:tab/><text:tab/>// o “up” gera um container e sobe aplicação com as especificações do compose.yaml</text:span></text:span></text:p>
      <text:p text:style-name="P1"><draw:line text:anchor-type="paragraph" draw:z-index="2" draw:name="Linha horizontal 3" draw:style-name="gr1" draw:text-style-name="P5" svg:x1="0.404cm" svg:y1="0.18cm" svg:x2="17.126cm" svg:y2="0.18cm"><text:p/></draw:line><text:span text:style-name="Strong_20_Emphasis"><text:span text:style-name="T11"><text:tab/></text:span></text:span></text:p>
      <text:p text:style-name="P1"><text:span text:style-name="Strong_20_Emphasis"><text:span text:style-name="T14"><text:tab/></text:span></text:span><text:span text:style-name="Strong_20_Emphasis"><text:span text:style-name="T21">Visualizar</text:span></text:span><text:span text:style-name="Strong_20_Emphasis"><text:span text:style-name="T14"><text:tab/></text:span></text:span></text:p>
      <text:p text:style-name="P1"><text:span text:style-name="Strong_20_Emphasis"><text:span text:style-name="T14"/></text:span></text:p>
      <text:p text:style-name="P1"><text:span text:style-name="Strong_20_Emphasis"><text:span text:style-name="T14"><text:tab/>d</text:span></text:span><text:span text:style-name="Strong_20_Emphasis"><text:span text:style-name="T13">ocker --version</text:span></text:span></text:p>
      <text:p text:style-name="P2"><text:tab/>docker container ls </text:p>
      <text:p text:style-name="P2"><text:span text:style-name="T22"><text:tab/><text:tab/>// </text:span><text:span text:style-name="T23">lista a todos os containers (“ls” </text:span><text:span text:style-name="T24">significa</text:span><text:span text:style-name="T23"> list)</text:span></text:p>
      <text:p text:style-name="P2"><text:tab/>docker <text:span text:style-name="T25">image</text:span> ls </text:p>
      <text:p text:style-name="P2"><text:span text:style-name="T22"><text:tab/><text:tab/>// </text:span><text:span text:style-name="T23">lista a todas as imagens</text:span></text:p>
      <text:p text:style-name="P4"><text:span text:style-name="T26"><text:tab/>docker </text:span><text:span text:style-name="T27">image inspect <text:s/>meunginx:latest</text:span></text:p>
      <text:p text:style-name="P4"><text:span text:style-name="T26"><text:tab/><text:tab/></text:span>/<text:span text:style-name="T28">/ “image inspect” </text:span><text:span text:style-name="T29">mostra todas as informações sobre a imagem</text:span></text:p>
      <text:p text:style-name="P6"><text:tab/><text:tab/>// <text:span text:style-name="T30">neste caso a imagem “meunginx” na versão “latest”</text:span></text:p>
      <text:p text:style-name="P2"><draw:line text:anchor-type="paragraph" draw:z-index="0" draw:name="Linha horizontal 1" draw:style-name="gr1" draw:text-style-name="P5" svg:x1="0.404cm" svg:y1="0.138cm" svg:x2="17.126cm" svg:y2="0.138cm"><text:p/></draw:line></text:p>
      <text:p text:style-name="P7"><text:span text:style-name="T31"><text:tab/> </text:span><text:span text:style-name="Strong_20_Emphasis"><text:span text:style-name="T21">Novo container</text:span></text:span></text:p>
      <text:p text:style-name="P7"/>
      <text:p text:style-name="P7"><text:tab/>docker run nginx:latest<text:span text:style-name="T22"> </text:span></text:p>
      <text:p text:style-name="P7"><text:span text:style-name="T22"><text:tab/><text:tab/>// </text:span><text:span text:style-name="T32">cria um novo container</text:span></text:p>
      <text:p text:style-name="P7"><text:span text:style-name="T32"><text:tab/><text:tab/>//</text:span><text:span text:style-name="T22">”</text:span><text:span text:style-name="T33">nginx” é o nome da imagem </text:span><text:span text:style-name="T32">que o container instanciará </text:span><text:span text:style-name="T33">e “latest” a versão em questão</text:span></text:p>
      <text:p text:style-name="P7"><text:span text:style-name="T22"><text:tab/><text:tab/>// </text:span><text:span text:style-name="T33">se a imagem não existe localmente, o docker faz o download remotamente</text:span><text:span text:style-name="T34"> </text:span></text:p>
      <text:p text:style-name="P7"><text:tab/>docker run -<text:span text:style-name="T35">d </text:span>nginx:latest </text:p>
      <text:p text:style-name="P7"><text:span text:style-name="T22"><text:tab/><text:tab/>// “-</text:span><text:span text:style-name="T36">d” roda o container em segundo plano sem travar o CMD</text:span></text:p>
      <text:p text:style-name="P6"><text:tab/><text:span text:style-name="T37">docker run -</text:span><text:span text:style-name="T26">p 90</text:span><text:span text:style-name="T38">7</text:span><text:span text:style-name="T26">0:80 </text:span><text:span text:style-name="T37">-</text:span><text:span text:style-name="T26">d </text:span><text:span text:style-name="T37">nginx:latest </text:span></text:p>
      <text:p text:style-name="P6"><text:span text:style-name="T37"><text:tab/><text:tab/></text:span><text:span text:style-name="T39">// ”-p 90</text:span><text:span text:style-name="T40">7</text:span><text:span text:style-name="T39">0:80” </text:span><text:span text:style-name="T41">cria uma porta</text:span></text:p>
      <text:p text:style-name="P4"><text:tab/><text:span text:style-name="T26">docker run --name MeuNginx -p 9080:80 -d nginx:latest </text:span></text:p>
      <text:p text:style-name="P4"><text:span text:style-name="T26"><text:tab/><text:tab/></text:span>// “--name” nomeia o container</text:p>
      <text:p text:style-name="P4"><text:tab/></text:p>
      <text:p text:style-name="P8"><text:tab/><text:span text:style-name="T26">docker run --name MeuNginx -p 9080:80 --</text:span><text:span text:style-name="T42">network MinhaRede </text:span><text:span text:style-name="T26">-d nginx:latest </text:span></text:p>
      <text:p text:style-name="P8"><text:span text:style-name="T26"><text:tab/><text:tab/></text:span>// --network MinhaRede, <text:span text:style-name="T43">caso haja uma rede personalizada </text:span></text:p>
      <text:p text:style-name="P4"><text:tab/></text:p>
      <text:p text:style-name="P9"><text:span text:style-name="T31"><text:tab/></text:span><text:span text:style-name="T44">Observação</text:span><text:span text:style-name="T45">: </text:span><text:span text:style-name="T46">-</text:span><text:span text:style-name="Source_20_Text"><text:span text:style-name="T31">p 9070:80 → </text:span></text:span><text:span text:style-name="Strong_20_Emphasis"><text:span text:style-name="T31">9070 </text:span></text:span><text:span text:style-name="Strong_20_Emphasis"><text:span text:style-name="T47">é a porta do host pela qual o cliente acessa a aplicação</text:span></text:span><text:span text:style-name="Source_20_Text"><text:span text:style-name="T31"> </text:span></text:span><text:span text:style-name="Source_20_Text"><text:span text:style-name="T48">e </text:span></text:span><text:span text:style-name="Source_20_Text"><text:span text:style-name="T49">80</text:span></text:span><text:span text:style-name="Source_20_Text"><text:span text:style-name="T31"> </text:span></text:span><text:span text:style-name="Source_20_Text"><text:span text:style-name="T48">é a porta para o container no docker.</text:span></text:span></text:p>
      <text:p text:style-name="P4"><draw:line text:anchor-type="paragraph" draw:z-index="1" draw:name="Linha horizontal 2" draw:style-name="gr1" draw:text-style-name="P5" svg:x1="0.404cm" svg:y1="0.138cm" svg:x2="17.126cm" svg:y2="0.138cm"><text:p/></draw:line></text:p>
      <text:p text:style-name="P4"><text:tab/></text:p>
      <text:p text:style-name="P4"><text:soft-page-break/><text:span text:style-name="Strong_20_Emphasis"><text:span text:style-name="T21"/></text:span></text:p>
      <text:p text:style-name="P4"><text:span text:style-name="Strong_20_Emphasis"><text:span text:style-name="T21"/></text:span></text:p>
      <text:p text:style-name="P4"><text:span text:style-name="Strong_20_Emphasis"><text:span text:style-name="T21"/></text:span></text:p>
      <text:p text:style-name="P4"><text:span text:style-name="Strong_20_Emphasis"><text:span text:style-name="T21"/></text:span></text:p>
      <text:p text:style-name="P4"><text:span text:style-name="Strong_20_Emphasis"><text:span text:style-name="T21"/></text:span></text:p>
      <text:p text:style-name="P4"><text:span text:style-name="Strong_20_Emphasis"><text:span text:style-name="T21"><text:tab/>Nova imagem</text:span></text:span></text:p>
      <text:p text:style-name="P10"><text:tab/></text:p>
      <text:p text:style-name="P4"><text:span text:style-name="T26"><text:tab/>docker </text:span><text:span text:style-name="T50">build</text:span><text:span text:style-name="T26"> -</text:span><text:span text:style-name="T51">t </text:span><text:span text:style-name="T50">meu</text:span><text:span text:style-name="T26">nginx:</text:span><text:span text:style-name="T52">latest</text:span><text:span text:style-name="T26"> </text:span><text:span text:style-name="T53">. </text:span><text:span text:style-name="T54">(ponto final)</text:span></text:p>
      <text:p text:style-name="P4"><text:span text:style-name="T26"><text:tab/><text:tab/></text:span>// <text:span text:style-name="T55">constroi uma </text:span><text:span text:style-name="T56">nova </text:span><text:span text:style-name="T55">imagem </text:span></text:p>
      <text:p text:style-name="P4"><text:tab/><text:tab/>// “-<text:span text:style-name="T56">t</text:span>”<text:span text:style-name="T56">significa tag, logo após declara o nome e a versão da imagem</text:span></text:p>
      <text:p text:style-name="P4"><text:tab/><text:tab/>// <text:span text:style-name="T56">ao fim </text:span><text:span text:style-name="T57">é declarado </text:span><text:span text:style-name="T56">o endereço do arquivo</text:span></text:p>
      <text:p text:style-name="P4"><text:tab/><text:tab/>// <text:span text:style-name="T58">o </text:span>endereço <text:span text:style-name="T59"><text:s/></text:span><text:span text:style-name="T60">.</text:span><text:span text:style-name="T59"> </text:span><text:s/>indica que o Dockerfile está na pasta onde o comando foi executado</text:p>
      <text:p text:style-name="P4"><draw:line text:anchor-type="paragraph" draw:z-index="3" draw:name="Linha horizontal 4" draw:style-name="gr1" draw:text-style-name="P5" svg:x1="0.404cm" svg:y1="0.201cm" svg:x2="17.126cm" svg:y2="0.201cm"><text:p/></draw:line></text:p>
      <text:p text:style-name="P11"><text:tab/></text:p>
      <text:p text:style-name="P11"><text:span text:style-name="T31"><text:tab/></text:span><text:span text:style-name="Strong_20_Emphasis"><text:span text:style-name="T61">Volume externo</text:span></text:span></text:p>
      <text:p text:style-name="P10"><text:tab/></text:p>
      <text:p text:style-name="P4"><text:span text:style-name="T26"><text:tab/></text:span><text:span text:style-name="T52">docker run --name MeuNginx -v /c/volume</text:span><text:span text:style-name="T62">Externo</text:span><text:span text:style-name="T52">/volume/nginx:/usr/share/nginx/html <text:tab/>-p 9180:80 -d nginx:latest</text:span></text:p>
      <text:p text:style-name="P12"><text:tab/><text:tab/><text:span text:style-name="T22">// </text:span><text:span text:style-name="T32">“</text:span><text:span text:style-name="T22">-v /c/volume</text:span><text:span text:style-name="T63">Externo</text:span><text:span text:style-name="T22">/volume/nginx</text:span><text:span text:style-name="T32">” </text:span><text:span text:style-name="T63">declara o caminho do seu volume externo</text:span></text:p>
      <text:p text:style-name="P13"><text:tab/><text:tab/>// “<text:span text:style-name="T35">/usr/share/nginx/html</text:span>” endereço da pagina padrão do nginx</text:p>
      <text:p text:style-name="P13"><text:tab/><text:tab/>// ao tentar acessar a pagina padrão do nginx, será redirecionado para o caminho informado</text:p>
      <text:p text:style-name="P13"/>
      <text:p text:style-name="P11"><text:span text:style-name="Strong_20_Emphasis"><text:span text:style-name="T61"><text:tab/></text:span></text:span><text:span text:style-name="Strong_20_Emphasis"><text:span text:style-name="T64">Ou</text:span></text:span></text:p>
      <text:p text:style-name="P13"/>
      <text:p text:style-name="P12"><text:tab/>docker run --name Nginx3 --mount <text:tab/>type=bind,src=/c/volumeExterno/volume/nginx,dst=/usr/share/nginx/html -p 9280:80 <text:tab/>-d nginx:latest</text:p>
      <text:p text:style-name="P12"><text:tab/><text:tab/><text:span text:style-name="T22">// “--mount type=bind” </text:span><text:span text:style-name="T65">é outra forma de apontar um volume externo</text:span></text:p>
      <text:p text:style-name="P13"><draw:line text:anchor-type="paragraph" draw:z-index="4" draw:name="Linha horizontal 5" draw:style-name="gr1" draw:text-style-name="P5" svg:x1="0.404cm" svg:y1="0.286cm" svg:x2="17.126cm" svg:y2="0.286cm"><text:p/></draw:line></text:p>
      <text:p text:style-name="P14"><text:span text:style-name="Strong_20_Emphasis"><text:span text:style-name="T61"><text:tab/></text:span></text:span></text:p>
      <text:p text:style-name="P14"><text:span text:style-name="Strong_20_Emphasis"><text:span text:style-name="T66"><text:tab/>MySQL</text:span></text:span></text:p>
      <text:p text:style-name="P15"><text:tab/></text:p>
      <text:p text:style-name="P16"><text:span text:style-name="T26"><text:tab/></text:span><text:span text:style-name="T52">docker run --name MyDataBase -p 3307:3306 -e MYSQL_ROOT_PASSWORD=root <text:tab/>-d mysql:latest</text:span></text:p>
      <text:p text:style-name="P17"><text:tab/><text:tab/><text:span text:style-name="T22">// </text:span><text:span text:style-name="T67">o </text:span><text:span text:style-name="T32">“-e” </text:span><text:span text:style-name="T67">vem de</text:span><text:span text:style-name="T32"> </text:span><text:span text:style-name="T68">environment variables</text:span><text:span text:style-name="T69">, ou seja, variáveis de ambiente</text:span></text:p>
      <text:p text:style-name="P18"/>
      <text:p text:style-name="P19"><text:span text:style-name="T31"><text:tab/></text:span><text:span text:style-name="Strong_20_Emphasis"><text:span text:style-name="T66">MySQL </text:span></text:span><text:span text:style-name="Strong_20_Emphasis"><text:span text:style-name="T70">com volume externo</text:span></text:span></text:p>
      <text:p text:style-name="P20"><text:tab/></text:p>
      <text:p text:style-name="P21"><text:span text:style-name="T26"><text:tab/></text:span><text:span text:style-name="T52">docker run --name MyDataBase -p 3307:3306 -e MYSQL_ROOT_PASSWORD=root <text:tab/>-</text:span><text:span text:style-name="T71">v /c/volumeExterno/volume/msql:/var/lib/mysql </text:span><text:span text:style-name="T52">-d mysql:latest</text:span></text:p>
      <text:p text:style-name="P22"><text:tab/><text:tab/><text:span text:style-name="T22">// </text:span><text:span text:style-name="T67">o </text:span><text:span text:style-name="T32">“-e” </text:span><text:span text:style-name="T67">vem de</text:span><text:span text:style-name="T32"> </text:span><text:span text:style-name="T68">environment variables</text:span><text:span text:style-name="T67">, ou seja, variáveis de ambiente</text:span></text:p>
      <text:p text:style-name="P19"><text:tab/><text:tab/>// “-<text:span text:style-name="T72">v</text:span>” <text:span text:style-name="T72">significa volume</text:span></text:p>
      <text:p text:style-name="P19"><text:tab/><text:tab/>// “/var/lib/mysql” <text:span text:style-name="T73">pasta padrão do volume</text:span></text:p>
      <text:p text:style-name="P19"><text:tab/><text:tab/>// “/c/volumeExterno/volume/msql” <text:span text:style-name="T73">é o endereço para qual será redirecionado</text:span></text:p>
      <text:p text:style-name="P23"><draw:line text:anchor-type="paragraph" draw:z-index="5" draw:name="Linha horizontal 6" draw:style-name="gr1" draw:text-style-name="P5" svg:x1="0.404cm" svg:y1="0.286cm" svg:x2="17.126cm" svg:y2="0.286cm"><text:p/></draw:line></text:p>
      <text:p text:style-name="P24"><text:span text:style-name="Strong_20_Emphasis"><text:span text:style-name="T61"/></text:span></text:p>
      <text:p text:style-name="P24"><text:span text:style-name="Strong_20_Emphasis"><text:span text:style-name="T66"><text:tab/></text:span></text:span><text:span text:style-name="Strong_20_Emphasis"><text:span text:style-name="T74">Remover Container</text:span></text:span></text:p>
      <text:p text:style-name="P25"><text:tab/></text:p>
      <text:p text:style-name="P26"><text:span text:style-name="T26"><text:tab/></text:span><text:span text:style-name="T52">docker </text:span><text:span text:style-name="T75">container rm nome_do_container</text:span></text:p>
      <text:p text:style-name="P27"><text:tab/><text:tab/><text:span text:style-name="T22">// </text:span><text:span text:style-name="T32">“</text:span><text:span text:style-name="T67">rm” significa remove</text:span></text:p>
      <text:p text:style-name="P28"><text:tab/><text:tab/>//o container precisa estar parado</text:p>
      <text:p text:style-name="P28"/>
      <text:p text:style-name="P29">Acessando um Container</text:p>
      <text:p text:style-name="P30"/>
      <text:p text:style-name="P31">Pode acessar um container clicando nos três pontinhos no container (docker desktop), abrir o terminal e usar os comandos do linux.</text:p>
      <text:p text:style-name="P32">Ou</text:p>
      <text:p text:style-name="P31">no cmd (windows):</text:p>
      <text:p text:style-name="P31"><text:tab/>docker exec -it Nginx bash <text:span text:style-name="T76">(</text:span><text:span text:style-name="T77">ou</text:span><text:span text:style-name="T76"> </text:span>/bin/bash<text:span text:style-name="T76">)</text:span></text:p>
      <text:p text:style-name="P31"><text:tab/><text:tab/>//exec, é para executar algo dentro do container</text:p>
      <text:p text:style-name="P31"><text:tab/><text:tab/>// -it, significa modo interativo. Usa o próprio terminal em execução para a<text:span text:style-name="T78">cessar elementos dentro do container</text:span></text:p>
      <text:p text:style-name="P31"><text:tab/><text:tab/>//<text:span text:style-name="T78">Nginx seria o nome do container</text:span></text:p>
      <text:p text:style-name="P31"><text:tab/><text:tab/>// /bin/bash, <text:span text:style-name="T78">acessa o terminal do container. (comandos apartir daqui são em linux)</text:span></text:p>
      <text:p text:style-name="P31"><text:tab/></text:p>
      <text:p text:style-name="P31"><text:tab/><text:span text:style-name="T79">Comando para sair</text:span><text:span text:style-name="T78">: exit </text:span></text:p>
      <text:p text:style-name="P31"/>
      <text:p text:style-name="P31"><draw:line text:anchor-type="paragraph" draw:z-index="6" draw:name="Linha horizontal 7" draw:style-name="gr2" draw:text-style-name="P5" svg:x1="17.179cm" svg:y1="0.081cm" svg:x2="-0.162cm" svg:y2="0.081cm"><text:p/></draw:line></text:p>
      <text:p text:style-name="P33">Redes</text:p>
      <text:p text:style-name="P33"><text:tab/></text:p>
      <text:p text:style-name="P34"><text:span text:style-name="T31"><text:tab/></text:span><text:span text:style-name="Strong_20_Emphasis"><text:span text:style-name="T80">Inspecionar redes</text:span></text:span></text:p>
      <text:p text:style-name="P34"><text:span text:style-name="Strong_20_Emphasis"><text:span text:style-name="T80"><text:tab/></text:span></text:span></text:p>
      <text:p text:style-name="P34"><text:span text:style-name="Strong_20_Emphasis"><text:span text:style-name="T80"><text:tab/></text:span></text:span><text:span text:style-name="Strong_20_Emphasis"><text:span text:style-name="T13">d</text:span></text:span><text:span text:style-name="Strong_20_Emphasis"><text:span text:style-name="T14">ocker </text:span></text:span><text:span text:style-name="Strong_20_Emphasis"><text:span text:style-name="T4">network inspect bridge</text:span></text:span></text:p>
      <text:p text:style-name="P34"><text:span text:style-name="Strong_20_Emphasis"><text:span text:style-name="T14"><text:tab/><text:tab/></text:span></text:span><text:span text:style-name="Strong_20_Emphasis"><text:span text:style-name="T81">// </text:span></text:span><text:span text:style-name="Strong_20_Emphasis"><text:span text:style-name="T82">network, acessa as redes</text:span></text:span></text:p>
      <text:p text:style-name="P34"><text:span text:style-name="Strong_20_Emphasis"><text:span text:style-name="T82"><text:tab/><text:tab/>// inspect, monstra a rede</text:span></text:span></text:p>
      <text:p text:style-name="P34"><text:span text:style-name="Strong_20_Emphasis"><text:span text:style-name="T82"><text:tab/><text:tab/>// bridge é o nome da rede em questão</text:span></text:span></text:p>
      <text:p text:style-name="P34"><text:span text:style-name="Strong_20_Emphasis"><text:span text:style-name="T82"/></text:span></text:p>
      <text:p text:style-name="P34"><text:span text:style-name="Strong_20_Emphasis"><text:span text:style-name="T82"><text:tab/></text:span></text:span><text:span text:style-name="Strong_20_Emphasis"><text:span text:style-name="T13">d</text:span></text:span><text:span text:style-name="Strong_20_Emphasis"><text:span text:style-name="T14">oc</text:span></text:span><text:span text:style-name="Strong_20_Emphasis"><text:span text:style-name="T83">ker network ls</text:span></text:span></text:p>
      <text:p text:style-name="P34"><text:span text:style-name="Strong_20_Emphasis"><text:span text:style-name="T83"><text:tab/><text:tab/></text:span></text:span><text:span text:style-name="Strong_20_Emphasis"><text:span text:style-name="T84">// lista todas as redes</text:span></text:span></text:p>
      <text:p text:style-name="P34"><text:span text:style-name="Strong_20_Emphasis"><text:span text:style-name="T82"/></text:span></text:p>
      <text:p text:style-name="P34"><text:span text:style-name="Strong_20_Emphasis"><text:span text:style-name="T82"><text:tab/></text:span></text:span><text:span text:style-name="Source_20_Text"><text:span text:style-name="T85">Observação</text:span></text:span><text:span text:style-name="Source_20_Text"><text:span text:style-name="T86">: </text:span></text:span><text:span text:style-name="Source_20_Text"><text:span text:style-name="T87">A </text:span></text:span><text:span text:style-name="Source_20_Text"><text:span text:style-name="T88">rede bridge (rede padrão), tem algumas limitações.</text:span></text:span></text:p>
      <text:p text:style-name="P34"><draw:line text:anchor-type="paragraph" draw:z-index="7" draw:name="Linha horizontal 8" draw:style-name="gr2" draw:text-style-name="P5" svg:x1="1.065cm" svg:y1="0.24cm" svg:x2="17.046cm" svg:y2="0.24cm"><text:p/></draw:line></text:p>
      <text:p text:style-name="P34"><text:span text:style-name="Strong_20_Emphasis"><text:span text:style-name="T82"><text:tab/></text:span></text:span></text:p>
      <text:p text:style-name="P34"><text:span text:style-name="Strong_20_Emphasis"><text:span text:style-name="T89"><text:tab/></text:span></text:span><text:span text:style-name="Strong_20_Emphasis"><text:span text:style-name="T90">Nova Rede</text:span></text:span></text:p>
      <text:p text:style-name="P34"><text:span text:style-name="Strong_20_Emphasis"><text:span text:style-name="T90"/></text:span></text:p>
      <text:p text:style-name="P34"><text:span text:style-name="Strong_20_Emphasis"><text:span text:style-name="T90"><text:tab/></text:span></text:span><text:span text:style-name="Strong_20_Emphasis"><text:span text:style-name="T91">docker network create MinhaRede -d bridge</text:span></text:span></text:p>
      <text:p text:style-name="P34"><text:span text:style-name="Strong_20_Emphasis"><text:span text:style-name="T89"><text:tab/><text:tab/>// </text:span></text:span><text:span text:style-name="Strong_20_Emphasis"><text:span text:style-name="T92">create, para criar uma nova rede</text:span></text:span></text:p>
      <text:p text:style-name="P34"><text:span text:style-name="Strong_20_Emphasis"><text:span text:style-name="T92"><text:tab/><text:tab/>// “MinhaRede”, o nome da rede em questão</text:span></text:span></text:p>
      <text:p text:style-name="P34"><text:span text:style-name="Strong_20_Emphasis"><text:span text:style-name="T92"><text:tab/><text:tab/>// -d, para rodar em background</text:span></text:span></text:p>
      <text:p text:style-name="P34"><text:span text:style-name="Strong_20_Emphasis"><text:span text:style-name="T92"><text:tab/><text:tab/>// bridge é o tipo de rede a ser criada</text:span></text:span></text:p>
      <text:p text:style-name="P34"><text:span text:style-name="Strong_20_Emphasis"><text:span text:style-name="T92"/></text:span></text:p>
      <text:p text:style-name="P34"><text:span text:style-name="Strong_20_Emphasis"><text:span text:style-name="T89"/></text:span></text:p>
      <text:p text:style-name="P34"><text:span text:style-name="Strong_20_Emphasis"><text:span text:style-name="T89"><text:tab/></text:span></text:span><text:span text:style-name="Strong_20_Emphasis"><text:span text:style-name="T93">Acessa</text:span></text:span><text:span text:style-name="Strong_20_Emphasis"><text:span text:style-name="T90">r</text:span></text:span><text:span text:style-name="Strong_20_Emphasis"><text:span text:style-name="T93"> um Container dentro de outro</text:span></text:span></text:p>
      <text:p text:style-name="P34"><text:span text:style-name="Strong_20_Emphasis"><text:span text:style-name="T94"><text:tab/><text:tab/></text:span></text:span></text:p>
      <text:p text:style-name="P34"><text:span text:style-name="Strong_20_Emphasis"><text:span text:style-name="T94"><text:tab/><text:tab/></text:span></text:span><text:span text:style-name="Strong_20_Emphasis"><text:span text:style-name="T95">Rede Padrão (Bridge)</text:span></text:span></text:p>
      <text:p text:style-name="P34"><text:span text:style-name="Strong_20_Emphasis"><text:span text:style-name="T94"><text:tab/><text:tab/><text:tab/></text:span></text:span><text:span text:style-name="Strong_20_Emphasis"><text:span text:style-name="T96">// </text:span></text:span><text:span text:style-name="Strong_20_Emphasis"><text:span text:style-name="T97">a</text:span></text:span><text:span text:style-name="Strong_20_Emphasis"><text:span text:style-name="T96">cesse seu container, exemplo: docker exec -it MeuNginx bash</text:span></text:span></text:p>
      <text:p text:style-name="P34"><text:span text:style-name="Strong_20_Emphasis"><text:span text:style-name="T98"><text:tab/><text:tab/></text:span></text:span><text:span text:style-name="Strong_20_Emphasis"><text:span text:style-name="T99">curl 172.17.0.3:80<text:tab/></text:span></text:span><text:span text:style-name="Strong_20_Emphasis"><text:span text:style-name="T100">//No terminal dentro do container</text:span></text:span></text:p>
      <text:p text:style-name="P34"><text:span text:style-name="Strong_20_Emphasis"><text:span text:style-name="T100"><text:tab/><text:tab/><text:tab/>// curl, chama um endereço</text:span></text:span></text:p>
      <text:p text:style-name="P34"><text:span text:style-name="Strong_20_Emphasis"><text:span text:style-name="T100"><text:tab/><text:tab/><text:tab/>// 172.17.0.3 é o endereço </text:span></text:span><text:span text:style-name="Strong_20_Emphasis"><text:span text:style-name="T89">IP do container</text:span></text:span></text:p>
      <text:p text:style-name="P34"><text:span text:style-name="Strong_20_Emphasis"><text:span text:style-name="T89"><text:tab/><text:tab/><text:tab/><text:tab/>// </text:span></text:span><text:span text:style-name="Strong_20_Emphasis"><text:span text:style-name="T101">o</text:span></text:span><text:span text:style-name="Strong_20_Emphasis"><text:span text:style-name="T89"> endereço precisa estar na mesma rede para poder ter acesso</text:span></text:span></text:p>
      <text:p text:style-name="P34"><text:span text:style-name="Strong_20_Emphasis"><text:span text:style-name="T89"><text:tab/><text:tab/><text:tab/><text:tab/>// </text:span></text:span><text:span text:style-name="Strong_20_Emphasis"><text:span text:style-name="T101">n</text:span></text:span><text:span text:style-name="Strong_20_Emphasis"><text:span text:style-name="T102">ão é possível acessar </text:span></text:span><text:span text:style-name="Strong_20_Emphasis"><text:span text:style-name="T103">um</text:span></text:span><text:span text:style-name="Strong_20_Emphasis"><text:span text:style-name="T102"> </text:span></text:span><text:span text:style-name="Strong_20_Emphasis"><text:span text:style-name="T104">container</text:span></text:span><text:span text:style-name="Strong_20_Emphasis"><text:span text:style-name="T102"> diretamente pelo nome</text:span></text:span></text:p>
      <text:p text:style-name="P34"><text:span text:style-name="Strong_20_Emphasis"><text:span text:style-name="T89"><text:tab/><text:tab/><text:tab/><text:tab/>//</text:span></text:span><text:span text:style-name="Strong_20_Emphasis"><text:span text:style-name="T105"> não é possível acessar outros containers em redes diferentes</text:span></text:span></text:p>
      <text:p text:style-name="P34"><text:span text:style-name="Strong_20_Emphasis"><text:span text:style-name="T89"><text:tab/><text:tab/><text:tab/>// 80 é a porta do container</text:span></text:span></text:p>
      <text:p text:style-name="P34"><text:soft-page-break/><text:span text:style-name="Strong_20_Emphasis"><text:span text:style-name="T89"/></text:span></text:p>
      <text:p text:style-name="P34"><text:span text:style-name="Strong_20_Emphasis"><text:span text:style-name="T89"/></text:span></text:p>
      <text:p text:style-name="P34"><text:span text:style-name="Strong_20_Emphasis"><text:span text:style-name="T95"><text:tab/><text:tab/>Rede Criada (Ex: MinhaRede)</text:span></text:span></text:p>
      <text:p text:style-name="P34"><text:span text:style-name="Strong_20_Emphasis"><text:span text:style-name="T95"><text:tab/><text:tab/><text:tab/></text:span></text:span><text:span text:style-name="Strong_20_Emphasis"><text:span text:style-name="T106">//crie um container, exemplo: docker run --name MeuNginx2 -p 9080:80 --network MinhaRede -d nginx:latest </text:span></text:span></text:p>
      <text:p text:style-name="P34"><text:span text:style-name="Strong_20_Emphasis"><text:span text:style-name="T94"><text:tab/><text:tab/><text:tab/></text:span></text:span><text:span text:style-name="Strong_20_Emphasis"><text:span text:style-name="T96">// </text:span></text:span><text:span text:style-name="Strong_20_Emphasis"><text:span text:style-name="T97">a</text:span></text:span><text:span text:style-name="Strong_20_Emphasis"><text:span text:style-name="T96">cesse seu container, exemplo: docker exec -it MeuNginx</text:span></text:span><text:span text:style-name="Strong_20_Emphasis"><text:span text:style-name="T107">2</text:span></text:span><text:span text:style-name="Strong_20_Emphasis"><text:span text:style-name="T96"> bash</text:span></text:span></text:p>
      <text:p text:style-name="P34"><text:span text:style-name="Strong_20_Emphasis"><text:span text:style-name="T98"><text:tab/><text:tab/></text:span></text:span><text:span text:style-name="Strong_20_Emphasis"><text:span text:style-name="T99">curl MeuNginx</text:span></text:span><text:span text:style-name="Strong_20_Emphasis"><text:span text:style-name="T108">3</text:span></text:span><text:span text:style-name="Strong_20_Emphasis"><text:span text:style-name="T99">:80<text:tab/></text:span></text:span><text:span text:style-name="Strong_20_Emphasis"><text:span text:style-name="T100">//No terminal dentro do container</text:span></text:span></text:p>
      <text:p text:style-name="P34"><text:span text:style-name="Strong_20_Emphasis"><text:span text:style-name="T100"><text:tab/><text:tab/><text:tab/>// curl, chama um endereço</text:span></text:span></text:p>
      <text:p text:style-name="P34"><text:span text:style-name="Strong_20_Emphasis"><text:span text:style-name="T100"><text:tab/><text:tab/><text:tab/>// MeuNginx3 é o </text:span></text:span><text:span text:style-name="Strong_20_Emphasis"><text:span text:style-name="T101">nome</text:span></text:span><text:span text:style-name="Strong_20_Emphasis"><text:span text:style-name="T89"> do container </text:span></text:span><text:span text:style-name="Strong_20_Emphasis"><text:span text:style-name="T101">chamado</text:span></text:span></text:p>
      <text:p text:style-name="P34"><text:span text:style-name="Strong_20_Emphasis"><text:span text:style-name="T89"><text:tab/><text:tab/><text:tab/><text:tab/>// </text:span></text:span><text:span text:style-name="Strong_20_Emphasis"><text:span text:style-name="T101">o</text:span></text:span><text:span text:style-name="Strong_20_Emphasis"><text:span text:style-name="T89"> </text:span></text:span><text:span text:style-name="Strong_20_Emphasis"><text:span text:style-name="T109">container</text:span></text:span><text:span text:style-name="Strong_20_Emphasis"><text:span text:style-name="T89"> precisa </text:span></text:span><text:span text:style-name="Strong_20_Emphasis"><text:span text:style-name="T109">pertencer</text:span></text:span><text:span text:style-name="Strong_20_Emphasis"><text:span text:style-name="T89"> a mesma rede para </text:span></text:span><text:span text:style-name="Strong_20_Emphasis"><text:span text:style-name="T109">existir </text:span></text:span><text:span text:style-name="Strong_20_Emphasis"><text:span text:style-name="T89">acesso</text:span></text:span></text:p>
      <text:p text:style-name="P34"><text:span text:style-name="Strong_20_Emphasis"><text:span text:style-name="T89"><text:tab/><text:tab/><text:tab/><text:tab/>// </text:span></text:span><text:span text:style-name="Strong_20_Emphasis"><text:span text:style-name="T110">também é possível acessar pelo IP, assim como na rede padrão</text:span></text:span></text:p>
      <text:p text:style-name="P34"><text:span text:style-name="Strong_20_Emphasis"><text:span text:style-name="T89"><text:tab/><text:tab/><text:tab/><text:tab/>//</text:span></text:span><text:span text:style-name="Strong_20_Emphasis"><text:span text:style-name="T105"> não é possível acessar outros containers em redes diferentes</text:span></text:span></text:p>
      <text:p text:style-name="P34"><text:span text:style-name="Strong_20_Emphasis"><text:span text:style-name="T89"><text:tab/><text:tab/><text:tab/>// 80 é a porta do container</text:span></text:span></text:p>
      <text:p text:style-name="P34"><text:span text:style-name="Strong_20_Emphasis"><text:span text:style-name="T89"/></text:span></text:p>
      <text:p text:style-name="P34"><text:span text:style-name="Strong_20_Emphasis"><text:span text:style-name="T89"/></text:span></text:p>
      <text:p text:style-name="P35"><text:span text:style-name="Strong_20_Emphasis"><text:span text:style-name="T111"/></text:span></text:p>
      <text:p text:style-name="P36"><draw:line text:anchor-type="paragraph" draw:z-index="8" draw:name="Linha horizontal 9" draw:style-name="gr2" draw:text-style-name="P5" svg:x1="1.065cm" svg:y1="0.24cm" svg:x2="17.046cm" svg:y2="0.24cm"><text:p/></draw:line><text:tab/><text:tab/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9T15:53:55.096761300</meta:creation-date>
    <dc:date>2025-09-06T15:16:51.498759500</dc:date>
    <meta:editing-duration>PT2H20M12S</meta:editing-duration>
    <meta:editing-cycles>11</meta:editing-cycles>
    <meta:generator>LibreOffice/25.2.5.2$Windows_X86_64 LibreOffice_project/03d19516eb2e1dd5d4ccd751a0d6f35f35e08022</meta:generator>
    <meta:document-statistic meta:table-count="0" meta:image-count="0" meta:object-count="0" meta:page-count="4" meta:paragraph-count="124" meta:word-count="833" meta:character-count="5264" meta:non-whitespace-character-count="4334"/>
  </office:meta>
</office:document-meta>
</file>